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4.2299in"/>
    </style:style>
    <style:style style:name="co15" style:family="table-column">
      <style:table-column-properties fo:break-before="auto" style:column-width="0.9307in"/>
    </style:style>
    <style:style style:name="co16" style:family="table-column">
      <style:table-column-properties fo:break-before="auto" style:column-width="1.1709in"/>
    </style:style>
    <style:style style:name="co18" style:family="table-column">
      <style:table-column-properties fo:break-before="auto" style:column-width="1.0835in"/>
    </style:style>
    <style:style style:name="co19" style:family="table-column">
      <style:table-column-properties fo:break-before="auto" style:column-width="1.2035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0.7665in"/>
    </style:style>
    <style:style style:name="co23" style:family="table-column">
      <style:table-column-properties fo:break-before="auto" style:column-width="0.8535in"/>
    </style:style>
    <style:style style:name="co24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1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2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0" table:default-cell-style-name="ce9"/>
        <table:table-column table:style-name="co21" table:default-cell-style-name="ce11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17" table:number-columns-repeated="991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2" office:value-type="string">
            <text:p>Sp</text:p>
          </table:table-cell>
          <table:table-cell table:style-name="ce14" office:value-type="string">
            <text:p>Su</text:p>
          </table:table-cell>
          <table:table-cell table:style-name="ce16" office:value-type="string">
            <text:p>Au</text:p>
          </table:table-cell>
          <table:table-cell table:style-name="ce18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0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3" office:value-type="string">
            <text:p>drop2</text:p>
          </table:table-cell>
          <table:table-cell table:style-name="ce23" office:value-type="string">
            <text:p>RCC</text:p>
          </table:table-cell>
          <table:table-cell table:style-name="ce23" office:value-type="string">
            <text:p>stickRes</text:p>
          </table:table-cell>
          <table:table-cell table:style-name="ce23" office:value-type="string">
            <text:p>Tile</text:p>
          </table:table-cell>
          <table:table-cell table:style-name="ce23" office:value-type="string">
            <text:p>soleKill</text:p>
          </table:table-cell>
          <table:table-cell table:style-name="ce23" office:value-type="string">
            <text:p>addtlHitCheck</text:p>
          </table:table-cell>
          <table:table-cell table:style-name="ce23" office:value-type="string">
            <text:p>initFunc</text:p>
          </table:table-cell>
          <table:table-cell table:style-name="ce23" office:value-type="string">
            <text:p>turnFunc</text:p>
          </table:table-cell>
          <table:table-cell table:style-name="ce23" office:value-type="string">
            <text:p>wkSn</text:p>
          </table:table-cell>
          <table:table-cell table:style-name="ce23" office:value-type="string">
            <text:p>postHit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spinach,0,2</text:p>
          </table:table-cell>
          <table:table-cell office:value-type="string">
            <text:p>beet,0,2</text:p>
          </table:table-cell>
          <table:table-cell table:number-columns-repeated="1001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radish,5,5</text:p>
          </table:table-cell>
          <table:table-cell office:value-type="string">
            <text:p>apple,4,4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carrot,0,1</text:p>
          </table:table-cell>
          <table:table-cell office:value-type="string">
            <text:p>tomato,0,4</text:p>
          </table:table-cell>
          <table:table-cell table:number-columns-repeated="1001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office:value-type="string">
            <text:p>battery,2,4</text:p>
          </table:table-cell>
          <table:table-cell office:value-type="string">
            <text:p>tomato,0,1</text:p>
          </table:table-cell>
          <table:table-cell table:number-columns-repeated="1001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5,10</text:p>
          </table:table-cell>
          <table:table-cell office:value-type="string">
            <text:p>fodder,0,2</text:p>
          </table:table-cell>
          <table:table-cell office:value-type="string">
            <text:p>rice,0,1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10,20</text:p>
          </table:table-cell>
          <table:table-cell office:value-type="string">
            <text:p>chestnut,0,2</text:p>
          </table:table-cell>
          <table:table-cell office:value-type="string">
            <text:p>milkcap,0,2</text:p>
          </table:table-cell>
          <table:table-cell office:value-type="string">
            <text:p>portobello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4,4</text:p>
          </table:table-cell>
          <table:table-cell office:value-type="string">
            <text:p>beeB,5,5</text:p>
          </table:table-cell>
          <table:table-cell office:value-type="string">
            <text:p>goodrod,3,3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,10</text:p>
          </table:table-cell>
          <table:table-cell office:value-type="string">
            <text:p>turkey,0,1</text:p>
          </table:table-cell>
          <table:table-cell table:number-columns-repeated="4"/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office:value-type="string">
            <text:p>fodder,2,2</text:p>
          </table:table-cell>
          <table:table-cell table:number-columns-repeated="3"/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100,300</text:p>
          </table:table-cell>
          <table:table-cell office:value-type="string">
            <text:p>banana,0,4</text:p>
          </table:table-cell>
          <table:table-cell office:value-type="string">
            <text:p>printer,0,1</text:p>
          </table:table-cell>
          <table:table-cell office:value-type="string">
            <text:p>coffee,0,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500,500</text:p>
          </table:table-cell>
          <table:table-cell office:value-type="string">
            <text:p>coffee,3,3</text:p>
          </table:table-cell>
          <table:table-cell office:value-type="string">
            <text:p>printer,1,1</text:p>
          </table:table-cell>
          <table:table-cell/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 office:value-type="string">
            <text:p>rod,0,2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10,10</text:p>
          </table:table-cell>
          <table:table-cell office:value-type="string">
            <text:p>blackrice,5,5</text:p>
          </table:table-cell>
          <table:table-cell office:value-type="string">
            <text:p>goodrod,6,6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 office:value-type="string">
            <text:p>quail,0,1</text:p>
          </table:table-cell>
          <table:table-cell/>
          <table:table-cell office:value-type="float" office:value="0.1">
            <text:p>0.1</text:p>
          </table:table-cell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5,10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 office:value-type="string">
            <text:p>blackshrm,0,1</text:p>
          </table:table-cell>
          <table:table-cell table:number-columns-repeated="2"/>
          <table:table-cell office:value-type="string">
            <text:p>_log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 office:value-type="string">
            <text:p>spear,2,2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SP_SU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AU_WI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MUSH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FISH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battery,20,20</text:p>
          </table:table-cell>
          <table:table-cell office:value-type="string">
            <text:p>app,10,10</text:p>
          </table:table-cell>
          <table:table-cell office:value-type="string">
            <text:p>drone,5,5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table:number-columns-repeated="991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Nor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5" office:value-type="string">
            <text:p>dweebLord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9">
            <text:p>9</text:p>
          </table:table-cell>
          <table:table-cell office:value-type="float" office:value="4000">
            <text:p>4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-0.65">
            <text:p>-0.65</text:p>
          </table:table-cell>
          <table:table-cell office:value-type="float" office:value="4.15">
            <text:p>4.15</text:p>
          </table:table-cell>
          <table:table-cell office:value-type="float" office:value="3.75">
            <text:p>3.75</text:p>
          </table:table-cell>
          <table:table-cell office:value-type="string">
            <text:p>wacg</text:p>
          </table:table-cell>
          <table:table-cell/>
          <table:table-cell office:value-type="string">
            <text:p>5000,5000</text:p>
          </table:table-cell>
          <table:table-cell office:value-type="string">
            <text:p>battery,10,10</text:p>
          </table:table-cell>
          <table:table-cell office:value-type="string">
            <text:p>drone,30,30</text:p>
          </table:table-cell>
          <table:table-cell office:value-type="string">
            <text:p>coffee,20,2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office:value-type="string">
            <text:p>2500,2500</text:p>
          </table:table-cell>
          <table:table-cell office:value-type="string">
            <text:p>spear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/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office:value-type="string">
            <text:p>50,150</text:p>
          </table:table-cell>
          <table:table-cell office:value-type="string">
            <text:p>battery,0,10</text:p>
          </table:table-cell>
          <table:table-cell office:value-type="string">
            <text:p>coffee,0,5</text:p>
          </table:table-cell>
          <table:table-cell office:value-type="string">
            <text:p>avocado,0,5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banana,0,4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kiwi,0,1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office:value-type="string">
            <text:p>50,150</text:p>
          </table:table-cell>
          <table:table-cell office:value-type="string">
            <text:p>avocado,5,10</text:p>
          </table:table-cell>
          <table:table-cell office:value-type="string">
            <text:p>bellpepper,5,10</text:p>
          </table:table-cell>
          <table:table-cell office:value-type="string">
            <text:p>arborio,5,10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grill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office:value-type="string">
            <text:p>50,150</text:p>
          </table:table-cell>
          <table:table-cell office:value-type="string">
            <text:p>kiwi,0,1</text:p>
          </table:table-cell>
          <table:table-cell office:value-type="string">
            <text:p>leek,5,10</text:p>
          </table:table-cell>
          <table:table-cell office:value-type="string">
            <text:p>garlic,0,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office:value-type="string">
            <text:p>10,200</text:p>
          </table:table-cell>
          <table:table-cell office:value-type="string">
            <text:p>coffee,6,9</text:p>
          </table:table-cell>
          <table:table-cell office:value-type="string">
            <text:p>shiitake,5,10</text:p>
          </table:table-cell>
          <table:table-cell office:value-type="string">
            <text:p>grapes,4,2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/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office:value-type="string">
            <text:p>60,160</text:p>
          </table:table-cell>
          <table:table-cell office:value-type="string">
            <text:p>app,0,10</text:p>
          </table:table-cell>
          <table:table-cell office:value-type="string">
            <text:p>drone,0,10</text:p>
          </table:table-cell>
          <table:table-cell office:value-type="string">
            <text:p>frogbot,0,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ood2 HQ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200,400</text:p>
          </table:table-cell>
          <table:table-cell office:value-type="string">
            <text:p>app,10,20</text:p>
          </table:table-cell>
          <table:table-cell office:value-type="string">
            <text:p>shiitake,10,20</text:p>
          </table:table-cell>
          <table:table-cell office:value-type="string">
            <text:p>avocado,10,2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200,400</text:p>
          </table:table-cell>
          <table:table-cell office:value-type="string">
            <text:p>coffee,15,20</text:p>
          </table:table-cell>
          <table:table-cell office:value-type="string">
            <text:p>rhubarb,0,25</text:p>
          </table:table-cell>
          <table:table-cell office:value-type="string">
            <text:p>shortgrain,0,1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headphones,printer</text:p>
          </table:table-cell>
          <table:table-cell office:value-type="string">
            <text:p>200,400</text:p>
          </table:table-cell>
          <table:table-cell office:value-type="string">
            <text:p>beet,10,20</text:p>
          </table:table-cell>
          <table:table-cell office:value-type="string">
            <text:p>pineapple,10,20</text:p>
          </table:table-cell>
          <table:table-cell office:value-type="string">
            <text:p>rice,5,2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7">
            <text:p>3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0.55">
            <text:p>0.5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200,400</text:p>
          </table:table-cell>
          <table:table-cell office:value-type="string">
            <text:p>radish,5,10</text:p>
          </table:table-cell>
          <table:table-cell office:value-type="string">
            <text:p>shortgrain,5,10</text:p>
          </table:table-cell>
          <table:table-cell office:value-type="string">
            <text:p>headphones,5,10</text:p>
          </table:table-cell>
          <table:table-cell office:value-type="float" office:value="0.2">
            <text:p>0.2</text:p>
          </table:table-cell>
          <table:table-cell office:value-type="float" office:value="0.66">
            <text:p>0.66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8">
            <text:p>3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200,400</text:p>
          </table:table-cell>
          <table:table-cell office:value-type="string">
            <text:p>asparagus,2,4</text:p>
          </table:table-cell>
          <table:table-cell office:value-type="string">
            <text:p>bignet,4,6</text:p>
          </table:table-cell>
          <table:table-cell office:value-type="string">
            <text:p>poisnshroom,1,4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9">
            <text:p>39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100,200</text:p>
          </table:table-cell>
          <table:table-cell office:value-type="string">
            <text:p>battery,2,4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200,400</text:p>
          </table:table-cell>
          <table:table-cell office:value-type="string">
            <text:p>drone,4,8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Many</text:p>
          </table:table-cell>
          <table:table-cell office:value-type="string">
            <text:p>battery,app,drone,printer,food2bar,food2barChoc</text:p>
          </table:table-cell>
          <table:table-cell office:value-type="string">
            <text:p>400,800</text:p>
          </table:table-cell>
          <table:table-cell office:value-type="string">
            <text:p>coffee,15,20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2">
            <text:p>4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12,12</text:p>
          </table:table-cell>
          <table:table-cell office:value-type="string">
            <text:p>frogbot,10,10</text:p>
          </table:table-cell>
          <table:table-cell office:value-type="string">
            <text:p>mango,5,5</text:p>
          </table:table-cell>
          <table:table-cell office:value-type="string">
            <text:p>corn,8,8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3">
            <text:p>43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poisnshroom,5,5</text:p>
          </table:table-cell>
          <table:table-cell office:value-type="string">
            <text:p>blackshroom,5,5</text:p>
          </table:table-cell>
          <table:table-cell office:value-type="string">
            <text:p>greenshroom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4">
            <text:p>4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blackrice,5,5</text:p>
          </table:table-cell>
          <table:table-cell office:value-type="string">
            <text:p>arborio,5,5</text:p>
          </table:table-cell>
          <table:table-cell office:value-type="string">
            <text:p>chestnut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RICE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5">
            <text:p>4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kiwi,5,5</text:p>
          </table:table-cell>
          <table:table-cell office:value-type="string">
            <text:p>apricot,5,5</text:p>
          </table:table-cell>
          <table:table-cell office:value-type="string">
            <text:p>avocado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FRUIT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6">
            <text:p>4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garlic,5,5</text:p>
          </table:table-cell>
          <table:table-cell office:value-type="string">
            <text:p>pineapple,5,5</text:p>
          </table:table-cell>
          <table:table-cell office:value-type="string">
            <text:p>rhubarb,7,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VEG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-0.35">
            <text:p>-0.3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soyMonster</text:p>
          </table:table-cell>
          <table:table-cell office:value-type="string">
            <text:p>soybean,soybean,soybean,soybaby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string">
            <text:p>dirt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5" office:value-type="string">
            <text:p>soyChild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soySta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office:value-type="string">
            <text:p>basicMany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8">
            <text:p>48</text:p>
          </table:table-cell>
          <table:table-cell office:value-type="float" office:value="5000">
            <text:p>50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eckett</text:p>
          </table:table-cell>
          <table:table-cell/>
          <table:table-cell office:value-type="string">
            <text:p>10000,10000</text:p>
          </table:table-cell>
          <table:table-cell office:value-type="string">
            <text:p>drone,50,50</text:p>
          </table:table-cell>
          <table:table-cell office:value-type="string">
            <text:p>printer,50,50</text:p>
          </table:table-cell>
          <table:table-cell office:value-type="string">
            <text:p>battery,50,5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beckett</text:p>
          </table:table-cell>
          <table:table-cell table:number-columns-repeated="2"/>
          <table:table-cell table:number-columns-repeated="2" office:value-type="string">
            <text:p>BECKETT</text:p>
          </table:table-cell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5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8450">
            <text:p>845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nathan</text:p>
          </table:table-cell>
          <table:table-cell/>
          <table:table-cell office:value-type="string">
            <text:p>0,0</text:p>
          </table:table-cell>
          <table:table-cell office:value-type="string">
            <text:p>beet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993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400,4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1000,10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15000">
            <text:p>1500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9999,9999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Test Enem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yourWorstFuckingNightmare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7">
            <text:p>17</text:p>
          </table:table-cell>
          <table:table-cell office:value-type="float" office:value="999999">
            <text:p>999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05">
            <text:p>1.05</text:p>
          </table:table-cell>
          <table:table-cell office:value-type="float" office:value="1.45">
            <text:p>1.45</text:p>
          </table:table-cell>
          <table:table-cell office:value-type="string">
            <text:p>basic</text:p>
          </table:table-cell>
          <table:table-cell office:value-type="string">
            <text:p>kelp</text:p>
          </table:table-cell>
          <table:table-cell table:number-columns-repeated="1004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1/30/2018</text:date>, <text:time>22:3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1-30T22:36:43.89</dc:date>
    <dc:creator>Seab Dinch</dc:creator>
    <meta:editing-duration>P25DT9H39M23S</meta:editing-duration>
    <meta:editing-cycles>389</meta:editing-cycles>
    <meta:generator>OpenOffice/4.1.2$Win32 OpenOffice.org_project/412m3$Build-9782</meta:generator>
    <meta:document-statistic meta:table-count="3" meta:cell-count="1695" meta:object-count="0"/>
  </office:meta>
</office:document-meta>
</file>